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9.051cm"/>
    </style:style>
    <style:style style:name="co3" style:family="table-column">
      <style:table-column-properties fo:break-before="auto" style:column-width="3.849cm"/>
    </style:style>
    <style:style style:name="co4" style:family="table-column">
      <style:table-column-properties fo:break-before="auto" style:column-width="4.039cm"/>
    </style:style>
    <style:style style:name="co5" style:family="table-column">
      <style:table-column-properties fo:break-before="auto" style:column-width="3.658cm"/>
    </style:style>
    <style:style style:name="co6" style:family="table-column">
      <style:table-column-properties fo:break-before="auto" style:column-width="4.42cm"/>
    </style:style>
    <style:style style:name="co7" style:family="table-column">
      <style:table-column-properties fo:break-before="auto" style:column-width="1.642cm"/>
    </style:style>
    <style:style style:name="co8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177cm"/>
    </style:style>
    <style:style style:name="co11" style:family="table-column">
      <style:table-column-properties fo:break-before="auto" style:column-width="2.632cm"/>
    </style:style>
    <style:style style:name="ro1" style:family="table-row">
      <style:table-row-properties style:row-height="2.0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75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75"/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pythonSLOC-50times-complete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8" table:default-cell-style-name="ce4"/>
        <table:table-column table:style-name="co8" table:default-cell-style-name="Default"/>
        <table:table-column table:style-name="co8" table:default-cell-style-name="ce4"/>
        <table:table-column table:style-name="co8" table:default-cell-style-name="Default"/>
        <table:table-column table:style-name="co9" table:default-cell-style-name="ce4"/>
        <table:table-column table:style-name="co10" table:default-cell-style-name="ce5"/>
        <table:table-column table:style-name="co9" table:default-cell-style-name="ce4"/>
        <table:table-column table:style-name="co9" table:default-cell-style-name="ce5"/>
        <table:table-column table:style-name="co9" table:default-cell-style-name="ce4"/>
        <table:table-column table:style-name="co11" table:default-cell-style-name="ce4"/>
        <table:table-column table:style-name="co9" table:number-columns-repeated="16364" table:default-cell-style-name="Default"/>
        <table:table-row table:style-name="ro1">
          <table:table-cell table:style-name="ce1"/>
          <table:table-cell table:style-name="ce3"/>
          <table:table-cell table:style-name="ce3" office:value-type="string" calcext:value-type="string">
            <text:p>cold FUSE (s)</text:p>
          </table:table-cell>
          <table:table-cell table:style-name="ce3" office:value-type="string" calcext:value-type="string">
            <text:p>Hot FUSE (s)</text:p>
          </table:table-cell>
          <table:table-cell table:style-name="ce3" office:value-type="string" calcext:value-type="string">
            <text:p>vault total (s)</text:p>
          </table:table-cell>
          <table:table-cell table:style-name="ce3" office:value-type="string" calcext:value-type="string">
            <text:p>Vault – computation (s, baseline)</text:p>
          </table:table-cell>
          <table:table-cell table:number-columns-repeated="3" table:style-name="ce3" office:value-type="string" calcext:value-type="string">
            <text:p>results</text:p>
          </table:table-cell>
          <table:table-cell table:style-name="ce3" office:value-type="string" calcext:value-type="string">
            <text:p>waiting for graph (s)</text:p>
          </table:table-cell>
          <table:table-cell table:style-name="ce3" office:value-type="string" calcext:value-type="string">
            <text:p>waiting for graph ( overhead %)</text:p>
          </table:table-cell>
          <table:table-cell table:style-name="ce3" office:value-type="string" calcext:value-type="string">
            <text:p>waiting for hashes (s)</text:p>
          </table:table-cell>
          <table:table-cell table:style-name="ce3" office:value-type="string" calcext:value-type="string">
            <text:p>waiting for hashes (overhead %)</text:p>
          </table:table-cell>
          <table:table-cell table:style-name="ce3" office:value-type="string" calcext:value-type="string">
            <text:p>Waiting for objstorage (s)</text:p>
          </table:table-cell>
          <table:table-cell table:style-name="ce3" office:value-type="string" calcext:value-type="string">
            <text:p>Waiting for objstorage ( %)</text:p>
          </table:table-cell>
          <table:table-cell table:style-name="ce3" office:value-type="string" calcext:value-type="string">
            <text:p>cold FUSE overhead (s)</text:p>
          </table:table-cell>
          <table:table-cell table:style-name="ce3" office:value-type="string" calcext:value-type="string">
            <text:p>cold FUSE overhead ( %)</text:p>
          </table:table-cell>
          <table:table-cell table:style-name="ce3" office:value-type="string" calcext:value-type="string">
            <text:p>hot FUSE overhead (s)</text:p>
          </table:table-cell>
          <table:table-cell table:style-name="ce3" office:value-type="string" calcext:value-type="string">
            <text:p>hot FUSE overhead ( %)</text:p>
          </table:table-cell>
          <table:table-cell table:style-name="ce3" office:value-type="string" calcext:value-type="string">
            <text:p>Vault vs. Cold FUSE</text:p>
          </table:table-cell>
          <table:table-cell table:style-name="ce3" table:number-columns-repeated="16364"/>
        </table:table-row>
        <table:table-row table:style-name="ro2">
          <table:table-cell office:value-type="date" office:date-value="2025-04-10T18:13:37" calcext:value-type="date">
            <text:p>2025-04-10T18:13:37</text:p>
          </table:table-cell>
          <table:table-cell office:value-type="string" calcext:value-type="string">
            <text:p>swh:1:dir:8f224f3f7644004336d7a5919e27cfc698b71df0</text:p>
          </table:table-cell>
          <table:table-cell office:value-type="float" office:value="3.25598384183832" calcext:value-type="float">
            <text:p>3,25598384183832</text:p>
          </table:table-cell>
          <table:table-cell office:value-type="float" office:value="0.628599410876632" calcext:value-type="float">
            <text:p>0,628599410876632</text:p>
          </table:table-cell>
          <table:table-cell office:value-type="float" office:value="2.45744755398482" calcext:value-type="float">
            <text:p>2,45744755398482</text:p>
          </table:table-cell>
          <table:table-cell office:value-type="float" office:value="0.0329430948477238" calcext:value-type="float">
            <text:p>0,0329430948477238</text:p>
          </table:table-cell>
          <table:table-cell table:number-columns-repeated="2" office:value-type="float" office:value="90376" calcext:value-type="float">
            <text:p>90376</text:p>
          </table:table-cell>
          <table:table-cell office:value-type="float" office:value="90815" calcext:value-type="float">
            <text:p>90815</text:p>
          </table:table-cell>
          <table:table-cell office:value-type="float" office:value="1.357465" calcext:value-type="float">
            <text:p>1,357465</text:p>
          </table:table-cell>
          <table:table-cell table:formula="of:=[.J2]/[.P2]" office:value-type="percentage" office:value="0.421175252366104" calcext:value-type="percentage">
            <text:p>42,12 %</text:p>
          </table:table-cell>
          <table:table-cell office:value-type="float" office:value="0.148383" calcext:value-type="float">
            <text:p>0,148383</text:p>
          </table:table-cell>
          <table:table-cell table:formula="of:=[.L2]/[.P2]" office:value-type="percentage" office:value="0.0460382017008466" calcext:value-type="percentage">
            <text:p>4,60 %</text:p>
          </table:table-cell>
          <table:table-cell office:value-type="float" office:value="0.182747" calcext:value-type="float">
            <text:p>0,182747</text:p>
          </table:table-cell>
          <table:table-cell table:formula="of:=[.N2]/[.P2]" office:value-type="percentage" office:value="0.0567001829469994" calcext:value-type="percentage">
            <text:p>5,67 %</text:p>
          </table:table-cell>
          <table:table-cell table:formula="of:=[.C2]-[.F2]" office:value-type="float" office:value="3.22304074699059" calcext:value-type="float">
            <text:p>3,22</text:p>
          </table:table-cell>
          <table:table-cell table:formula="of:=[.P2]/[.F2]" office:value-type="percentage" office:value="97.836610734018" calcext:value-type="percentage">
            <text:p>9783,66 %</text:p>
          </table:table-cell>
          <table:table-cell table:formula="of:=[.D2]-[.F2]" office:value-type="float" office:value="0.595656316028908" calcext:value-type="float">
            <text:p>0,60</text:p>
          </table:table-cell>
          <table:table-cell table:formula="of:=[.R2]/[.F2]" office:value-type="percentage" office:value="18.08137088462" calcext:value-type="percentage">
            <text:p>1808,14 %</text:p>
          </table:table-cell>
          <table:table-cell table:formula="of:=[.E2]/[.C2]" office:value-type="percentage" office:value="0.754748080259929" calcext:value-type="percentage">
            <text:p>75,47 %</text:p>
          </table:table-cell>
          <table:table-cell table:number-columns-repeated="16364"/>
        </table:table-row>
        <table:table-row table:style-name="ro2">
          <table:table-cell office:value-type="date" office:date-value="2025-04-10T18:14:02" calcext:value-type="date">
            <text:p>2025-04-10T18:14:02</text:p>
          </table:table-cell>
          <table:table-cell office:value-type="string" calcext:value-type="string">
            <text:p>swh:1:dir:d055f9dc5dc352ef261541f22c6d46cd01d4c687</text:p>
          </table:table-cell>
          <table:table-cell office:value-type="float" office:value="0.408054427942261" calcext:value-type="float">
            <text:p>0,408054427942261</text:p>
          </table:table-cell>
          <table:table-cell office:value-type="float" office:value="0.0638376260176301" calcext:value-type="float">
            <text:p>0,0638376260176301</text:p>
          </table:table-cell>
          <table:table-cell office:value-type="float" office:value="1.05965059809387" calcext:value-type="float">
            <text:p>1,05965059809387</text:p>
          </table:table-cell>
          <table:table-cell office:value-type="float" office:value="0.00551175908185542" calcext:value-type="float">
            <text:p>0,00551175908185542</text:p>
          </table:table-cell>
          <table:table-cell table:number-columns-repeated="3" office:value-type="float" office:value="17714" calcext:value-type="float">
            <text:p>17714</text:p>
          </table:table-cell>
          <table:table-cell office:value-type="float" office:value="0.173049" calcext:value-type="float">
            <text:p>0,173049</text:p>
          </table:table-cell>
          <table:table-cell table:formula="of:=[.J3]/[.P3]" office:value-type="percentage" office:value="0.429889831281489" calcext:value-type="percentage">
            <text:p>42,99 %</text:p>
          </table:table-cell>
          <table:table-cell office:value-type="float" office:value="0.026922" calcext:value-type="float">
            <text:p>0,026922</text:p>
          </table:table-cell>
          <table:table-cell table:formula="of:=[.L3]/[.P3]" office:value-type="percentage" office:value="0.0668798666144285" calcext:value-type="percentage">
            <text:p>6,69 %</text:p>
          </table:table-cell>
          <table:table-cell office:value-type="float" office:value="0.030223" calcext:value-type="float">
            <text:p>0,030223</text:p>
          </table:table-cell>
          <table:table-cell table:formula="of:=[.N3]/[.P3]" office:value-type="percentage" office:value="0.0750802395322737" calcext:value-type="percentage">
            <text:p>7,51 %</text:p>
          </table:table-cell>
          <table:table-cell table:formula="of:=[.C3]-[.F3]" office:value-type="float" office:value="0.402542668860406" calcext:value-type="float">
            <text:p>0,40</text:p>
          </table:table-cell>
          <table:table-cell table:formula="of:=[.P3]/[.F3]" office:value-type="percentage" office:value="73.0334295970168" calcext:value-type="percentage">
            <text:p>7303,34 %</text:p>
          </table:table-cell>
          <table:table-cell table:formula="of:=[.D3]-[.F3]" office:value-type="float" office:value="0.0583258669357747" calcext:value-type="float">
            <text:p>0,06</text:p>
          </table:table-cell>
          <table:table-cell table:formula="of:=[.R3]/[.F3]" office:value-type="percentage" office:value="10.5820784380402" calcext:value-type="percentage">
            <text:p>1058,21 %</text:p>
          </table:table-cell>
          <table:table-cell table:formula="of:=[.E3]/[.C3]" office:value-type="percentage" office:value="2.59683641576317" calcext:value-type="percentage">
            <text:p>259,68 %</text:p>
          </table:table-cell>
          <table:table-cell table:number-columns-repeated="16364"/>
        </table:table-row>
        <table:table-row table:style-name="ro2">
          <table:table-cell office:value-type="date" office:date-value="2025-04-10T18:14:10" calcext:value-type="date">
            <text:p>2025-04-10T18:14:10</text:p>
          </table:table-cell>
          <table:table-cell office:value-type="string" calcext:value-type="string">
            <text:p>swh:1:dir:21ab74c743d80878cefa0e170bb89685f1a4b61e</text:p>
          </table:table-cell>
          <table:table-cell office:value-type="float" office:value="11.997496626107" calcext:value-type="float">
            <text:p>11,997496626107</text:p>
          </table:table-cell>
          <table:table-cell office:value-type="float" office:value="3.04876305395737" calcext:value-type="float">
            <text:p>3,04876305395737</text:p>
          </table:table-cell>
          <table:table-cell office:value-type="float" office:value="1.87514157197438" calcext:value-type="float">
            <text:p>1,87514157197438</text:p>
          </table:table-cell>
          <table:table-cell office:value-type="float" office:value="0.218969749985263" calcext:value-type="float">
            <text:p>0,218969749985263</text:p>
          </table:table-cell>
          <table:table-cell table:number-columns-repeated="2" office:value-type="float" office:value="929336" calcext:value-type="float">
            <text:p>929336</text:p>
          </table:table-cell>
          <table:table-cell office:value-type="float" office:value="930090" calcext:value-type="float">
            <text:p>930090</text:p>
          </table:table-cell>
          <table:table-cell office:value-type="float" office:value="3.844632" calcext:value-type="float">
            <text:p>3,844632</text:p>
          </table:table-cell>
          <table:table-cell table:formula="of:=[.J4]/[.P4]" office:value-type="percentage" office:value="0.326410258297589" calcext:value-type="percentage">
            <text:p>32,64 %</text:p>
          </table:table-cell>
          <table:table-cell office:value-type="float" office:value="0.064838" calcext:value-type="float">
            <text:p>0,064838</text:p>
          </table:table-cell>
          <table:table-cell table:formula="of:=[.L4]/[.P4]" office:value-type="percentage" office:value="0.00550476308980914" calcext:value-type="percentage">
            <text:p>0,55 %</text:p>
          </table:table-cell>
          <table:table-cell office:value-type="float" office:value="1.113624" calcext:value-type="float">
            <text:p>1,113624</text:p>
          </table:table-cell>
          <table:table-cell table:formula="of:=[.N4]/[.P4]" office:value-type="percentage" office:value="0.0945469676906384" calcext:value-type="percentage">
            <text:p>9,45 %</text:p>
          </table:table-cell>
          <table:table-cell table:formula="of:=[.C4]-[.F4]" office:value-type="float" office:value="11.7785268761218" calcext:value-type="float">
            <text:p>11,78</text:p>
          </table:table-cell>
          <table:table-cell table:formula="of:=[.P4]/[.F4]" office:value-type="percentage" office:value="53.79065773658" calcext:value-type="percentage">
            <text:p>5379,07 %</text:p>
          </table:table-cell>
          <table:table-cell table:formula="of:=[.D4]-[.F4]" office:value-type="float" office:value="2.82979330397211" calcext:value-type="float">
            <text:p>2,83</text:p>
          </table:table-cell>
          <table:table-cell table:formula="of:=[.R4]/[.F4]" office:value-type="percentage" office:value="12.92321566866" calcext:value-type="percentage">
            <text:p>1292,32 %</text:p>
          </table:table-cell>
          <table:table-cell table:formula="of:=[.E4]/[.C4]" office:value-type="percentage" office:value="0.156294402941861" calcext:value-type="percentage">
            <text:p>15,63 %</text:p>
          </table:table-cell>
          <table:table-cell table:number-columns-repeated="16364"/>
        </table:table-row>
        <table:table-row table:style-name="ro2">
          <table:table-cell office:value-type="date" office:date-value="2025-04-10T18:14:43" calcext:value-type="date">
            <text:p>2025-04-10T18:14:43</text:p>
          </table:table-cell>
          <table:table-cell office:value-type="string" calcext:value-type="string">
            <text:p>swh:1:dir:fbd393af056b32a141669a3c800c9c03bbf7e04d</text:p>
          </table:table-cell>
          <table:table-cell office:value-type="float" office:value="0.134581179125234" calcext:value-type="float">
            <text:p>0,134581179125234</text:p>
          </table:table-cell>
          <table:table-cell office:value-type="float" office:value="0.028296192875132" calcext:value-type="float">
            <text:p>0,028296192875132</text:p>
          </table:table-cell>
          <table:table-cell office:value-type="float" office:value="1.33456732798368" calcext:value-type="float">
            <text:p>1,33456732798368</text:p>
          </table:table-cell>
          <table:table-cell office:value-type="float" office:value="0.00146733201108873" calcext:value-type="float">
            <text:p>0,00146733201108873</text:p>
          </table:table-cell>
          <table:table-cell table:number-columns-repeated="3" office:value-type="float" office:value="3905" calcext:value-type="float">
            <text:p>3905</text:p>
          </table:table-cell>
          <table:table-cell office:value-type="float" office:value="0.069912" calcext:value-type="float">
            <text:p>0,069912</text:p>
          </table:table-cell>
          <table:table-cell table:formula="of:=[.J5]/[.P5]" office:value-type="percentage" office:value="0.525204563729949" calcext:value-type="percentage">
            <text:p>52,52 %</text:p>
          </table:table-cell>
          <table:table-cell office:value-type="float" office:value="0.000108" calcext:value-type="float">
            <text:p>0,000108</text:p>
          </table:table-cell>
          <table:table-cell table:formula="of:=[.L5]/[.P5]" office:value-type="percentage" office:value="0.000811335577337717" calcext:value-type="percentage">
            <text:p>0,08 %</text:p>
          </table:table-cell>
          <table:table-cell office:value-type="float" office:value="0.001987" calcext:value-type="float">
            <text:p>0,001987</text:p>
          </table:table-cell>
          <table:table-cell table:formula="of:=[.N5]/[.P5]" office:value-type="percentage" office:value="0.0149270721497226" calcext:value-type="percentage">
            <text:p>1,49 %</text:p>
          </table:table-cell>
          <table:table-cell table:formula="of:=[.C5]-[.F5]" office:value-type="float" office:value="0.133113847114146" calcext:value-type="float">
            <text:p>0,13</text:p>
          </table:table-cell>
          <table:table-cell table:formula="of:=[.P5]/[.F5]" office:value-type="percentage" office:value="90.718287414297" calcext:value-type="percentage">
            <text:p>9071,83 %</text:p>
          </table:table-cell>
          <table:table-cell table:formula="of:=[.D5]-[.F5]" office:value-type="float" office:value="0.0268288608640432" calcext:value-type="float">
            <text:p>0,03</text:p>
          </table:table-cell>
          <table:table-cell table:formula="of:=[.R5]/[.F5]" office:value-type="percentage" office:value="18.2841106588664" calcext:value-type="percentage">
            <text:p>1828,41 %</text:p>
          </table:table-cell>
          <table:table-cell table:formula="of:=[.E5]/[.C5]" office:value-type="percentage" office:value="9.91644847116255" calcext:value-type="percentage">
            <text:p>991,64 %</text:p>
          </table:table-cell>
          <table:table-cell table:number-columns-repeated="16364"/>
        </table:table-row>
        <table:table-row table:style-name="ro2">
          <table:table-cell office:value-type="date" office:date-value="2025-04-10T18:15:34" calcext:value-type="date">
            <text:p>2025-04-10T18:15:34</text:p>
          </table:table-cell>
          <table:table-cell office:value-type="string" calcext:value-type="string">
            <text:p>swh:1:dir:dd936a512269ef221482b1bc5d3f3c156ef4644b</text:p>
          </table:table-cell>
          <table:table-cell office:value-type="float" office:value="0.0448616989888251" calcext:value-type="float">
            <text:p>0,0448616989888251</text:p>
          </table:table-cell>
          <table:table-cell office:value-type="float" office:value="0.00479349098168314" calcext:value-type="float">
            <text:p>0,00479349098168314</text:p>
          </table:table-cell>
          <table:table-cell office:value-type="float" office:value="1.5712352830451" calcext:value-type="float">
            <text:p>1,5712352830451</text:p>
          </table:table-cell>
          <table:table-cell office:value-type="float" office:value="0.000480301911011338" calcext:value-type="float">
            <text:p>0,000480301911011338</text:p>
          </table:table-cell>
          <table:table-cell table:number-columns-repeated="3" office:value-type="float" office:value="1973" calcext:value-type="float">
            <text:p>1973</text:p>
          </table:table-cell>
          <table:table-cell office:value-type="float" office:value="0.029319" calcext:value-type="float">
            <text:p>0,029319</text:p>
          </table:table-cell>
          <table:table-cell table:formula="of:=[.J6]/[.P6]" office:value-type="percentage" office:value="0.660614625280838" calcext:value-type="percentage">
            <text:p>66,06 %</text:p>
          </table:table-cell>
          <table:table-cell office:value-type="float" office:value="0.000113" calcext:value-type="float">
            <text:p>0,000113</text:p>
          </table:table-cell>
          <table:table-cell table:formula="of:=[.L6]/[.P6]" office:value-type="percentage" office:value="0.00254611182703144" calcext:value-type="percentage">
            <text:p>0,25 %</text:p>
          </table:table-cell>
          <table:table-cell office:value-type="float" office:value="0.002256" calcext:value-type="float">
            <text:p>0,002256</text:p>
          </table:table-cell>
          <table:table-cell table:formula="of:=[.N6]/[.P6]" office:value-type="percentage" office:value="0.0508321086883444" calcext:value-type="percentage">
            <text:p>5,08 %</text:p>
          </table:table-cell>
          <table:table-cell table:formula="of:=[.C6]-[.F6]" office:value-type="float" office:value="0.0443813970778137" calcext:value-type="float">
            <text:p>0,04</text:p>
          </table:table-cell>
          <table:table-cell table:formula="of:=[.P6]/[.F6]" office:value-type="percentage" office:value="92.4031240774432" calcext:value-type="percentage">
            <text:p>9240,31 %</text:p>
          </table:table-cell>
          <table:table-cell table:formula="of:=[.D6]-[.F6]" office:value-type="float" office:value="0.0043131890706718" calcext:value-type="float">
            <text:p>0,00</text:p>
          </table:table-cell>
          <table:table-cell table:formula="of:=[.R6]/[.F6]" office:value-type="percentage" office:value="8.98016221003538" calcext:value-type="percentage">
            <text:p>898,02 %</text:p>
          </table:table-cell>
          <table:table-cell table:formula="of:=[.E6]/[.C6]" office:value-type="percentage" office:value="35.0239807778232" calcext:value-type="percentage">
            <text:p>3502,40 %</text:p>
          </table:table-cell>
          <table:table-cell table:number-columns-repeated="16364"/>
        </table:table-row>
        <table:table-row table:style-name="ro2">
          <table:table-cell office:value-type="date" office:date-value="2025-04-10T18:15:54" calcext:value-type="date">
            <text:p>2025-04-10T18:15:54</text:p>
          </table:table-cell>
          <table:table-cell office:value-type="string" calcext:value-type="string">
            <text:p>swh:1:dir:24c5569104c6929cdba1d308bd55aa0066ffd8fb</text:p>
          </table:table-cell>
          <table:table-cell office:value-type="float" office:value="1.19238393194973" calcext:value-type="float">
            <text:p>1,19238393194973</text:p>
          </table:table-cell>
          <table:table-cell office:value-type="float" office:value="0.163628499954939" calcext:value-type="float">
            <text:p>0,163628499954939</text:p>
          </table:table-cell>
          <table:table-cell office:value-type="float" office:value="1.29502502596006" calcext:value-type="float">
            <text:p>1,29502502596006</text:p>
          </table:table-cell>
          <table:table-cell office:value-type="float" office:value="0.0232609079685062" calcext:value-type="float">
            <text:p>0,0232609079685062</text:p>
          </table:table-cell>
          <table:table-cell table:number-columns-repeated="3" office:value-type="float" office:value="194739" calcext:value-type="float">
            <text:p>194739</text:p>
          </table:table-cell>
          <table:table-cell office:value-type="float" office:value="0.467653" calcext:value-type="float">
            <text:p>0,467653</text:p>
          </table:table-cell>
          <table:table-cell table:formula="of:=[.J7]/[.P7]" office:value-type="percentage" office:value="0.400003242094656" calcext:value-type="percentage">
            <text:p>40,00 %</text:p>
          </table:table-cell>
          <table:table-cell office:value-type="float" office:value="0.008316" calcext:value-type="float">
            <text:p>0,008316</text:p>
          </table:table-cell>
          <table:table-cell table:formula="of:=[.L7]/[.P7]" office:value-type="percentage" office:value="0.007113023890062" calcext:value-type="percentage">
            <text:p>0,71 %</text:p>
          </table:table-cell>
          <table:table-cell office:value-type="float" office:value="0.154927" calcext:value-type="float">
            <text:p>0,154927</text:p>
          </table:table-cell>
          <table:table-cell table:formula="of:=[.N7]/[.P7]" office:value-type="percentage" office:value="0.132515566644497" calcext:value-type="percentage">
            <text:p>13,25 %</text:p>
          </table:table-cell>
          <table:table-cell table:formula="of:=[.C7]-[.F7]" office:value-type="float" office:value="1.16912302398123" calcext:value-type="float">
            <text:p>1,17</text:p>
          </table:table-cell>
          <table:table-cell table:formula="of:=[.P7]/[.F7]" office:value-type="percentage" office:value="50.2612806672958" calcext:value-type="percentage">
            <text:p>5026,13 %</text:p>
          </table:table-cell>
          <table:table-cell table:formula="of:=[.D7]-[.F7]" office:value-type="float" office:value="0.140367591986433" calcext:value-type="float">
            <text:p>0,14</text:p>
          </table:table-cell>
          <table:table-cell table:formula="of:=[.R7]/[.F7]" office:value-type="percentage" office:value="6.03448464593392" calcext:value-type="percentage">
            <text:p>603,45 %</text:p>
          </table:table-cell>
          <table:table-cell table:formula="of:=[.E7]/[.C7]" office:value-type="percentage" office:value="1.0860805746036" calcext:value-type="percentage">
            <text:p>108,61 %</text:p>
          </table:table-cell>
          <table:table-cell table:number-columns-repeated="16364"/>
        </table:table-row>
        <table:table-row table:style-name="ro2">
          <table:table-cell office:value-type="date" office:date-value="2025-04-10T18:16:14" calcext:value-type="date">
            <text:p>2025-04-10T18:16:14</text:p>
          </table:table-cell>
          <table:table-cell office:value-type="string" calcext:value-type="string">
            <text:p>swh:1:dir:52595fe92448e0a105b4f5a0e42b85eb64d18e24</text:p>
          </table:table-cell>
          <table:table-cell office:value-type="float" office:value="1.05486924387515" calcext:value-type="float">
            <text:p>1,05486924387515</text:p>
          </table:table-cell>
          <table:table-cell office:value-type="float" office:value="0.166145290946588" calcext:value-type="float">
            <text:p>0,166145290946588</text:p>
          </table:table-cell>
          <table:table-cell office:value-type="float" office:value="3.62840031995438" calcext:value-type="float">
            <text:p>3,62840031995438</text:p>
          </table:table-cell>
          <table:table-cell office:value-type="float" office:value="0.0274952768813819" calcext:value-type="float">
            <text:p>0,0274952768813819</text:p>
          </table:table-cell>
          <table:table-cell table:number-columns-repeated="3" office:value-type="float" office:value="173199" calcext:value-type="float">
            <text:p>173199</text:p>
          </table:table-cell>
          <table:table-cell office:value-type="float" office:value="0.257887" calcext:value-type="float">
            <text:p>0,257887</text:p>
          </table:table-cell>
          <table:table-cell table:formula="of:=[.J8]/[.P8]" office:value-type="percentage" office:value="0.251015704393029" calcext:value-type="percentage">
            <text:p>25,10 %</text:p>
          </table:table-cell>
          <table:table-cell office:value-type="float" office:value="0.026944" calcext:value-type="float">
            <text:p>0,026944</text:p>
          </table:table-cell>
          <table:table-cell table:formula="of:=[.L8]/[.P8]" office:value-type="percentage" office:value="0.0262260879345053" calcext:value-type="percentage">
            <text:p>2,62 %</text:p>
          </table:table-cell>
          <table:table-cell office:value-type="float" office:value="0.212428" calcext:value-type="float">
            <text:p>0,212428</text:p>
          </table:table-cell>
          <table:table-cell table:formula="of:=[.N8]/[.P8]" office:value-type="percentage" office:value="0.206767941202163" calcext:value-type="percentage">
            <text:p>20,68 %</text:p>
          </table:table-cell>
          <table:table-cell table:formula="of:=[.C8]-[.F8]" office:value-type="float" office:value="1.02737396699376" calcext:value-type="float">
            <text:p>1,03</text:p>
          </table:table-cell>
          <table:table-cell table:formula="of:=[.P8]/[.F8]" office:value-type="percentage" office:value="37.365470856176" calcext:value-type="percentage">
            <text:p>3736,55 %</text:p>
          </table:table-cell>
          <table:table-cell table:formula="of:=[.D8]-[.F8]" office:value-type="float" office:value="0.138650014065206" calcext:value-type="float">
            <text:p>0,14</text:p>
          </table:table-cell>
          <table:table-cell table:formula="of:=[.R8]/[.F8]" office:value-type="percentage" office:value="5.04268477321978" calcext:value-type="percentage">
            <text:p>504,27 %</text:p>
          </table:table-cell>
          <table:table-cell table:formula="of:=[.E8]/[.C8]" office:value-type="percentage" office:value="3.43966832005183" calcext:value-type="percentage">
            <text:p>343,97 %</text:p>
          </table:table-cell>
          <table:table-cell table:number-columns-repeated="16364"/>
        </table:table-row>
        <table:table-row table:style-name="ro2">
          <table:table-cell office:value-type="date" office:date-value="2025-04-10T18:16:26" calcext:value-type="date">
            <text:p>2025-04-10T18:16:26</text:p>
          </table:table-cell>
          <table:table-cell office:value-type="string" calcext:value-type="string">
            <text:p>swh:1:dir:4cffc2996b2e428d27bf5a97e760383a1f04c386</text:p>
          </table:table-cell>
          <table:table-cell office:value-type="float" office:value="0.311211411841214" calcext:value-type="float">
            <text:p>0,311211411841214</text:p>
          </table:table-cell>
          <table:table-cell office:value-type="float" office:value="0.0599635050166398" calcext:value-type="float">
            <text:p>0,0599635050166398</text:p>
          </table:table-cell>
          <table:table-cell office:value-type="float" office:value="1.17875399999321" calcext:value-type="float">
            <text:p>1,17875399999321</text:p>
          </table:table-cell>
          <table:table-cell office:value-type="float" office:value="0.00897511909715831" calcext:value-type="float">
            <text:p>0,00897511909715831</text:p>
          </table:table-cell>
          <table:table-cell table:number-columns-repeated="3" office:value-type="float" office:value="17663" calcext:value-type="float">
            <text:p>17663</text:p>
          </table:table-cell>
          <table:table-cell office:value-type="float" office:value="0.105774" calcext:value-type="float">
            <text:p>0,105774</text:p>
          </table:table-cell>
          <table:table-cell table:formula="of:=[.J9]/[.P9]" office:value-type="percentage" office:value="0.349971206434739" calcext:value-type="percentage">
            <text:p>35,00 %</text:p>
          </table:table-cell>
          <table:table-cell office:value-type="float" office:value="0.002017" calcext:value-type="float">
            <text:p>0,002017</text:p>
          </table:table-cell>
          <table:table-cell table:formula="of:=[.L9]/[.P9]" office:value-type="percentage" office:value="0.00667358635750627" calcext:value-type="percentage">
            <text:p>0,67 %</text:p>
          </table:table-cell>
          <table:table-cell office:value-type="float" office:value="0.017183" calcext:value-type="float">
            <text:p>0,017183</text:p>
          </table:table-cell>
          <table:table-cell table:formula="of:=[.N9]/[.P9]" office:value-type="percentage" office:value="0.0568528678140953" calcext:value-type="percentage">
            <text:p>5,69 %</text:p>
          </table:table-cell>
          <table:table-cell table:formula="of:=[.C9]-[.F9]" office:value-type="float" office:value="0.302236292744055" calcext:value-type="float">
            <text:p>0,30</text:p>
          </table:table-cell>
          <table:table-cell table:formula="of:=[.P9]/[.F9]" office:value-type="percentage" office:value="33.6749060900762" calcext:value-type="percentage">
            <text:p>3367,49 %</text:p>
          </table:table-cell>
          <table:table-cell table:formula="of:=[.D9]-[.F9]" office:value-type="float" office:value="0.0509883859194815" calcext:value-type="float">
            <text:p>0,05</text:p>
          </table:table-cell>
          <table:table-cell table:formula="of:=[.R9]/[.F9]" office:value-type="percentage" office:value="5.68108181824856" calcext:value-type="percentage">
            <text:p>568,11 %</text:p>
          </table:table-cell>
          <table:table-cell table:formula="of:=[.E9]/[.C9]" office:value-type="percentage" office:value="3.7876310287575" calcext:value-type="percentage">
            <text:p>378,76 %</text:p>
          </table:table-cell>
          <table:table-cell table:number-columns-repeated="16364"/>
        </table:table-row>
        <table:table-row table:style-name="ro2">
          <table:table-cell office:value-type="date" office:date-value="2025-04-10T18:16:35" calcext:value-type="date">
            <text:p>2025-04-10T18:16:35</text:p>
          </table:table-cell>
          <table:table-cell office:value-type="string" calcext:value-type="string">
            <text:p>swh:1:dir:3c389f5131d1d1449ee91a58d2e7d724a31c8bd9</text:p>
          </table:table-cell>
          <table:table-cell office:value-type="float" office:value="1.14648051396944" calcext:value-type="float">
            <text:p>1,14648051396944</text:p>
          </table:table-cell>
          <table:table-cell office:value-type="float" office:value="0.212760797934607" calcext:value-type="float">
            <text:p>0,212760797934607</text:p>
          </table:table-cell>
          <table:table-cell office:value-type="float" office:value="2.22205208800733" calcext:value-type="float">
            <text:p>2,22205208800733</text:p>
          </table:table-cell>
          <table:table-cell office:value-type="float" office:value="0.0308763131033629" calcext:value-type="float">
            <text:p>0,0308763131033629</text:p>
          </table:table-cell>
          <table:table-cell table:number-columns-repeated="3" office:value-type="float" office:value="150199" calcext:value-type="float">
            <text:p>150199</text:p>
          </table:table-cell>
          <table:table-cell office:value-type="float" office:value="0.296469" calcext:value-type="float">
            <text:p>0,296469</text:p>
          </table:table-cell>
          <table:table-cell table:formula="of:=[.J10]/[.P10]" office:value-type="percentage" office:value="0.265747475466517" calcext:value-type="percentage">
            <text:p>26,57 %</text:p>
          </table:table-cell>
          <table:table-cell office:value-type="float" office:value="0.011227" calcext:value-type="float">
            <text:p>0,011227</text:p>
          </table:table-cell>
          <table:table-cell table:formula="of:=[.L10]/[.P10]" office:value-type="percentage" office:value="0.0100636049875791" calcext:value-type="percentage">
            <text:p>1,01 %</text:p>
          </table:table-cell>
          <table:table-cell office:value-type="float" office:value="0.194848" calcext:value-type="float">
            <text:p>0,194848</text:p>
          </table:table-cell>
          <table:table-cell table:formula="of:=[.N10]/[.P10]" office:value-type="percentage" office:value="0.174656925680931" calcext:value-type="percentage">
            <text:p>17,47 %</text:p>
          </table:table-cell>
          <table:table-cell table:formula="of:=[.C10]-[.F10]" office:value-type="float" office:value="1.11560420086607" calcext:value-type="float">
            <text:p>1,12</text:p>
          </table:table-cell>
          <table:table-cell table:formula="of:=[.P10]/[.F10]" office:value-type="percentage" office:value="36.1313929267211" calcext:value-type="percentage">
            <text:p>3613,14 %</text:p>
          </table:table-cell>
          <table:table-cell table:formula="of:=[.D10]-[.F10]" office:value-type="float" office:value="0.181884484831244" calcext:value-type="float">
            <text:p>0,18</text:p>
          </table:table-cell>
          <table:table-cell table:formula="of:=[.R10]/[.F10]" office:value-type="percentage" office:value="5.89074492872122" calcext:value-type="percentage">
            <text:p>589,07 %</text:p>
          </table:table-cell>
          <table:table-cell table:formula="of:=[.E10]/[.C10]" office:value-type="percentage" office:value="1.93815076744214" calcext:value-type="percentage">
            <text:p>193,82 %</text:p>
          </table:table-cell>
          <table:table-cell table:number-columns-repeated="16364"/>
        </table:table-row>
        <table:table-row table:style-name="ro2">
          <table:table-cell office:value-type="date" office:date-value="2025-04-10T18:17:07" calcext:value-type="date">
            <text:p>2025-04-10T18:17:07</text:p>
          </table:table-cell>
          <table:table-cell office:value-type="string" calcext:value-type="string">
            <text:p>swh:1:dir:f63be5e8dacf97194a8012af359dcd985f5f0681</text:p>
          </table:table-cell>
          <table:table-cell office:value-type="float" office:value="0.642674473114312" calcext:value-type="float">
            <text:p>0,642674473114312</text:p>
          </table:table-cell>
          <table:table-cell office:value-type="float" office:value="0.102590879891068" calcext:value-type="float">
            <text:p>0,102590879891068</text:p>
          </table:table-cell>
          <table:table-cell office:value-type="float" office:value="1.03408179990947" calcext:value-type="float">
            <text:p>1,03408179990947</text:p>
          </table:table-cell>
          <table:table-cell office:value-type="float" office:value="0.0169851121027023" calcext:value-type="float">
            <text:p>0,0169851121027023</text:p>
          </table:table-cell>
          <table:table-cell table:number-columns-repeated="3" office:value-type="float" office:value="60280" calcext:value-type="float">
            <text:p>60280</text:p>
          </table:table-cell>
          <table:table-cell office:value-type="float" office:value="0.096062" calcext:value-type="float">
            <text:p>0,096062</text:p>
          </table:table-cell>
          <table:table-cell table:formula="of:=[.J11]/[.P11]" office:value-type="percentage" office:value="0.153529860000636" calcext:value-type="percentage">
            <text:p>15,35 %</text:p>
          </table:table-cell>
          <table:table-cell office:value-type="float" office:value="0.011867" calcext:value-type="float">
            <text:p>0,011867</text:p>
          </table:table-cell>
          <table:table-cell table:formula="of:=[.L11]/[.P11]" office:value-type="percentage" office:value="0.0189662806169719" calcext:value-type="percentage">
            <text:p>1,90 %</text:p>
          </table:table-cell>
          <table:table-cell office:value-type="float" office:value="0.165463" calcext:value-type="float">
            <text:p>0,165463</text:p>
          </table:table-cell>
          <table:table-cell table:formula="of:=[.N11]/[.P11]" office:value-type="percentage" office:value="0.264449118540997" calcext:value-type="percentage">
            <text:p>26,44 %</text:p>
          </table:table-cell>
          <table:table-cell table:formula="of:=[.C11]-[.F11]" office:value-type="float" office:value="0.625689361011609" calcext:value-type="float">
            <text:p>0,63</text:p>
          </table:table-cell>
          <table:table-cell table:formula="of:=[.P11]/[.F11]" office:value-type="percentage" office:value="36.8375173050559" calcext:value-type="percentage">
            <text:p>3683,75 %</text:p>
          </table:table-cell>
          <table:table-cell table:formula="of:=[.D11]-[.F11]" office:value-type="float" office:value="0.0856057677883655" calcext:value-type="float">
            <text:p>0,09</text:p>
          </table:table-cell>
          <table:table-cell table:formula="of:=[.R11]/[.F11]" office:value-type="percentage" office:value="5.04004726437725" calcext:value-type="percentage">
            <text:p>504,00 %</text:p>
          </table:table-cell>
          <table:table-cell table:formula="of:=[.E11]/[.C11]" office:value-type="percentage" office:value="1.60902889902948" calcext:value-type="percentage">
            <text:p>160,90 %</text:p>
          </table:table-cell>
          <table:table-cell table:number-columns-repeated="16364"/>
        </table:table-row>
        <table:table-row table:style-name="ro2">
          <table:table-cell office:value-type="date" office:date-value="2025-04-10T18:17:24" calcext:value-type="date">
            <text:p>2025-04-10T18:17:24</text:p>
          </table:table-cell>
          <table:table-cell office:value-type="string" calcext:value-type="string">
            <text:p>swh:1:dir:f2f9c4d029b6fcc049317a0e5e5e5fe47ff5e845</text:p>
          </table:table-cell>
          <table:table-cell office:value-type="float" office:value="0.719449571799487" calcext:value-type="float">
            <text:p>0,719449571799487</text:p>
          </table:table-cell>
          <table:table-cell office:value-type="float" office:value="0.233389436965808" calcext:value-type="float">
            <text:p>0,233389436965808</text:p>
          </table:table-cell>
          <table:table-cell office:value-type="float" office:value="1.0993056090083" calcext:value-type="float">
            <text:p>1,0993056090083</text:p>
          </table:table-cell>
          <table:table-cell office:value-type="float" office:value="0.00959731102921069" calcext:value-type="float">
            <text:p>0,00959731102921069</text:p>
          </table:table-cell>
          <table:table-cell table:number-columns-repeated="3" office:value-type="float" office:value="21340" calcext:value-type="float">
            <text:p>21340</text:p>
          </table:table-cell>
          <table:table-cell office:value-type="float" office:value="0.262034" calcext:value-type="float">
            <text:p>0,262034</text:p>
          </table:table-cell>
          <table:table-cell table:formula="of:=[.J12]/[.P12]" office:value-type="percentage" office:value="0.369138783492302" calcext:value-type="percentage">
            <text:p>36,91 %</text:p>
          </table:table-cell>
          <table:table-cell office:value-type="float" office:value="0.002418" calcext:value-type="float">
            <text:p>0,002418</text:p>
          </table:table-cell>
          <table:table-cell table:formula="of:=[.L12]/[.P12]" office:value-type="percentage" office:value="0.00340634260624341" calcext:value-type="percentage">
            <text:p>0,34 %</text:p>
          </table:table-cell>
          <table:table-cell office:value-type="float" office:value="0.04024" calcext:value-type="float">
            <text:p>0,04024</text:p>
          </table:table-cell>
          <table:table-cell table:formula="of:=[.N12]/[.P12]" office:value-type="percentage" office:value="0.0566878521402956" calcext:value-type="percentage">
            <text:p>5,67 %</text:p>
          </table:table-cell>
          <table:table-cell table:formula="of:=[.C12]-[.F12]" office:value-type="float" office:value="0.709852260770276" calcext:value-type="float">
            <text:p>0,71</text:p>
          </table:table-cell>
          <table:table-cell table:formula="of:=[.P12]/[.F12]" office:value-type="percentage" office:value="73.9636611348478" calcext:value-type="percentage">
            <text:p>7396,37 %</text:p>
          </table:table-cell>
          <table:table-cell table:formula="of:=[.D12]-[.F12]" office:value-type="float" office:value="0.223792125936598" calcext:value-type="float">
            <text:p>0,22</text:p>
          </table:table-cell>
          <table:table-cell table:formula="of:=[.R12]/[.F12]" office:value-type="percentage" office:value="23.3182112422382" calcext:value-type="percentage">
            <text:p>2331,82 %</text:p>
          </table:table-cell>
          <table:table-cell table:formula="of:=[.E12]/[.C12]" office:value-type="percentage" office:value="1.52798146263221" calcext:value-type="percentage">
            <text:p>152,80 %</text:p>
          </table:table-cell>
          <table:table-cell table:number-columns-repeated="16364"/>
        </table:table-row>
        <table:table-row table:style-name="ro2">
          <table:table-cell office:value-type="date" office:date-value="2025-04-10T18:17:44" calcext:value-type="date">
            <text:p>2025-04-10T18:17:44</text:p>
          </table:table-cell>
          <table:table-cell office:value-type="string" calcext:value-type="string">
            <text:p>swh:1:dir:9308edafb57ac20fe35301bf8b2f3c01a73b134b</text:p>
          </table:table-cell>
          <table:table-cell office:value-type="float" office:value="1.93985643796623" calcext:value-type="float">
            <text:p>1,93985643796623</text:p>
          </table:table-cell>
          <table:table-cell office:value-type="float" office:value="0.508766395971179" calcext:value-type="float">
            <text:p>0,508766395971179</text:p>
          </table:table-cell>
          <table:table-cell office:value-type="float" office:value="1.03221903601661" calcext:value-type="float">
            <text:p>1,03221903601661</text:p>
          </table:table-cell>
          <table:table-cell office:value-type="float" office:value="0.0310579380020499" calcext:value-type="float">
            <text:p>0,0310579380020499</text:p>
          </table:table-cell>
          <table:table-cell table:number-columns-repeated="2" office:value-type="float" office:value="77237" calcext:value-type="float">
            <text:p>77237</text:p>
          </table:table-cell>
          <table:table-cell office:value-type="float" office:value="77370" calcext:value-type="float">
            <text:p>77370</text:p>
          </table:table-cell>
          <table:table-cell office:value-type="float" office:value="0.697177" calcext:value-type="float">
            <text:p>0,697177</text:p>
          </table:table-cell>
          <table:table-cell table:formula="of:=[.J13]/[.P13]" office:value-type="percentage" office:value="0.365243895577812" calcext:value-type="percentage">
            <text:p>36,52 %</text:p>
          </table:table-cell>
          <table:table-cell office:value-type="float" office:value="0.007224" calcext:value-type="float">
            <text:p>0,007224</text:p>
          </table:table-cell>
          <table:table-cell table:formula="of:=[.L13]/[.P13]" office:value-type="percentage" office:value="0.00378457967152404" calcext:value-type="percentage">
            <text:p>0,38 %</text:p>
          </table:table-cell>
          <table:table-cell office:value-type="float" office:value="0.108935" calcext:value-type="float">
            <text:p>0,108935</text:p>
          </table:table-cell>
          <table:table-cell table:formula="of:=[.N13]/[.P13]" office:value-type="percentage" office:value="0.057069931688465" calcext:value-type="percentage">
            <text:p>5,71 %</text:p>
          </table:table-cell>
          <table:table-cell table:formula="of:=[.C13]-[.F13]" office:value-type="float" office:value="1.90879849996418" calcext:value-type="float">
            <text:p>1,91</text:p>
          </table:table-cell>
          <table:table-cell table:formula="of:=[.P13]/[.F13]" office:value-type="percentage" office:value="61.4592797447851" calcext:value-type="percentage">
            <text:p>6145,93 %</text:p>
          </table:table-cell>
          <table:table-cell table:formula="of:=[.D13]-[.F13]" office:value-type="float" office:value="0.477708457969129" calcext:value-type="float">
            <text:p>0,48</text:p>
          </table:table-cell>
          <table:table-cell table:formula="of:=[.R13]/[.F13]" office:value-type="percentage" office:value="15.381203283283" calcext:value-type="percentage">
            <text:p>1538,12 %</text:p>
          </table:table-cell>
          <table:table-cell table:formula="of:=[.E13]/[.C13]" office:value-type="percentage" office:value="0.532111044824947" calcext:value-type="percentage">
            <text:p>53,21 %</text:p>
          </table:table-cell>
          <table:table-cell table:number-columns-repeated="16364"/>
        </table:table-row>
        <table:table-row table:style-name="ro2">
          <table:table-cell office:value-type="date" office:date-value="2025-04-10T18:18:06" calcext:value-type="date">
            <text:p>2025-04-10T18:18:06</text:p>
          </table:table-cell>
          <table:table-cell office:value-type="string" calcext:value-type="string">
            <text:p>swh:1:dir:69110d1a64d6823c1a773e90b313f5e1ac59ed1b</text:p>
          </table:table-cell>
          <table:table-cell office:value-type="float" office:value="0.270195767050609" calcext:value-type="float">
            <text:p>0,270195767050609</text:p>
          </table:table-cell>
          <table:table-cell office:value-type="float" office:value="0.0624895310029388" calcext:value-type="float">
            <text:p>0,0624895310029388</text:p>
          </table:table-cell>
          <table:table-cell office:value-type="float" office:value="1.18275609798729" calcext:value-type="float">
            <text:p>1,18275609798729</text:p>
          </table:table-cell>
          <table:table-cell office:value-type="float" office:value="0.00666369311511517" calcext:value-type="float">
            <text:p>0,00666369311511517</text:p>
          </table:table-cell>
          <table:table-cell table:number-columns-repeated="3" office:value-type="float" office:value="23155" calcext:value-type="float">
            <text:p>23155</text:p>
          </table:table-cell>
          <table:table-cell office:value-type="float" office:value="0.025424" calcext:value-type="float">
            <text:p>0,025424</text:p>
          </table:table-cell>
          <table:table-cell table:formula="of:=[.J14]/[.P14]" office:value-type="percentage" office:value="0.0964740254206142" calcext:value-type="percentage">
            <text:p>9,65 %</text:p>
          </table:table-cell>
          <table:table-cell office:value-type="float" office:value="0.005291" calcext:value-type="float">
            <text:p>0,005291</text:p>
          </table:table-cell>
          <table:table-cell table:formula="of:=[.L14]/[.P14]" office:value-type="percentage" office:value="0.0200772525369914" calcext:value-type="percentage">
            <text:p>2,01 %</text:p>
          </table:table-cell>
          <table:table-cell office:value-type="float" office:value="0.072856" calcext:value-type="float">
            <text:p>0,072856</text:p>
          </table:table-cell>
          <table:table-cell table:formula="of:=[.N14]/[.P14]" office:value-type="percentage" office:value="0.276459707207531" calcext:value-type="percentage">
            <text:p>27,65 %</text:p>
          </table:table-cell>
          <table:table-cell table:formula="of:=[.C14]-[.F14]" office:value-type="float" office:value="0.263532073935494" calcext:value-type="float">
            <text:p>0,26</text:p>
          </table:table-cell>
          <table:table-cell table:formula="of:=[.P14]/[.F14]" office:value-type="percentage" office:value="39.5474505477642" calcext:value-type="percentage">
            <text:p>3954,75 %</text:p>
          </table:table-cell>
          <table:table-cell table:formula="of:=[.D14]-[.F14]" office:value-type="float" office:value="0.0558258378878236" calcext:value-type="float">
            <text:p>0,06</text:p>
          </table:table-cell>
          <table:table-cell table:formula="of:=[.R14]/[.F14]" office:value-type="percentage" office:value="8.37761237251376" calcext:value-type="percentage">
            <text:p>837,76 %</text:p>
          </table:table-cell>
          <table:table-cell table:formula="of:=[.E14]/[.C14]" office:value-type="percentage" office:value="4.37740424618034" calcext:value-type="percentage">
            <text:p>437,74 %</text:p>
          </table:table-cell>
          <table:table-cell table:number-columns-repeated="16364"/>
        </table:table-row>
        <table:table-row table:style-name="ro2">
          <table:table-cell office:value-type="date" office:date-value="2025-04-10T18:18:57" calcext:value-type="date">
            <text:p>2025-04-10T18:18:57</text:p>
          </table:table-cell>
          <table:table-cell office:value-type="string" calcext:value-type="string">
            <text:p>swh:1:dir:da49c5b8c9561f921010ce35f5643a84b51f09ed</text:p>
          </table:table-cell>
          <table:table-cell office:value-type="float" office:value="1.10757167101838" calcext:value-type="float">
            <text:p>1,10757167101838</text:p>
          </table:table-cell>
          <table:table-cell office:value-type="float" office:value="0.194209521869198" calcext:value-type="float">
            <text:p>0,194209521869198</text:p>
          </table:table-cell>
          <table:table-cell office:value-type="float" office:value="1.05214242800139" calcext:value-type="float">
            <text:p>1,05214242800139</text:p>
          </table:table-cell>
          <table:table-cell office:value-type="float" office:value="0.0360993058420718" calcext:value-type="float">
            <text:p>0,0360993058420718</text:p>
          </table:table-cell>
          <table:table-cell table:number-columns-repeated="2" office:value-type="float" office:value="113067" calcext:value-type="float">
            <text:p>113067</text:p>
          </table:table-cell>
          <table:table-cell office:value-type="float" office:value="113103" calcext:value-type="float">
            <text:p>113103</text:p>
          </table:table-cell>
          <table:table-cell office:value-type="float" office:value="0.316463" calcext:value-type="float">
            <text:p>0,316463</text:p>
          </table:table-cell>
          <table:table-cell table:formula="of:=[.J15]/[.P15]" office:value-type="percentage" office:value="0.295353394343425" calcext:value-type="percentage">
            <text:p>29,54 %</text:p>
          </table:table-cell>
          <table:table-cell office:value-type="float" office:value="0.011357" calcext:value-type="float">
            <text:p>0,011357</text:p>
          </table:table-cell>
          <table:table-cell table:formula="of:=[.L15]/[.P15]" office:value-type="percentage" office:value="0.0105994334236808" calcext:value-type="percentage">
            <text:p>1,06 %</text:p>
          </table:table-cell>
          <table:table-cell office:value-type="float" office:value="0.184318" calcext:value-type="float">
            <text:p>0,184318</text:p>
          </table:table-cell>
          <table:table-cell table:formula="of:=[.N15]/[.P15]" office:value-type="percentage" office:value="0.172023102032754" calcext:value-type="percentage">
            <text:p>17,20 %</text:p>
          </table:table-cell>
          <table:table-cell table:formula="of:=[.C15]-[.F15]" office:value-type="float" office:value="1.07147236517631" calcext:value-type="float">
            <text:p>1,07</text:p>
          </table:table-cell>
          <table:table-cell table:formula="of:=[.P15]/[.F15]" office:value-type="percentage" office:value="29.6812456689281" calcext:value-type="percentage">
            <text:p>2968,12 %</text:p>
          </table:table-cell>
          <table:table-cell table:formula="of:=[.D15]-[.F15]" office:value-type="float" office:value="0.158110216027126" calcext:value-type="float">
            <text:p>0,16</text:p>
          </table:table-cell>
          <table:table-cell table:formula="of:=[.R15]/[.F15]" office:value-type="percentage" office:value="4.37986859688745" calcext:value-type="percentage">
            <text:p>437,99 %</text:p>
          </table:table-cell>
          <table:table-cell table:formula="of:=[.E15]/[.C15]" office:value-type="percentage" office:value="0.949954260778425" calcext:value-type="percentage">
            <text:p>95,00 %</text:p>
          </table:table-cell>
          <table:table-cell table:number-columns-repeated="16364"/>
        </table:table-row>
        <table:table-row table:style-name="ro2">
          <table:table-cell office:value-type="date" office:date-value="2025-04-10T18:19:18" calcext:value-type="date">
            <text:p>2025-04-10T18:19:18</text:p>
          </table:table-cell>
          <table:table-cell office:value-type="string" calcext:value-type="string">
            <text:p>swh:1:dir:dd3c3234d04fcdc40ee6fab73f26f78f8bb20dee</text:p>
          </table:table-cell>
          <table:table-cell office:value-type="float" office:value="0.125564686954021" calcext:value-type="float">
            <text:p>0,125564686954021</text:p>
          </table:table-cell>
          <table:table-cell office:value-type="float" office:value="0.0343059841543436" calcext:value-type="float">
            <text:p>0,0343059841543436</text:p>
          </table:table-cell>
          <table:table-cell office:value-type="float" office:value="1.37611986487173" calcext:value-type="float">
            <text:p>1,37611986487173</text:p>
          </table:table-cell>
          <table:table-cell office:value-type="float" office:value="0.00147435185499489" calcext:value-type="float">
            <text:p>0,00147435185499489</text:p>
          </table:table-cell>
          <table:table-cell table:number-columns-repeated="3" office:value-type="float" office:value="3905" calcext:value-type="float">
            <text:p>3905</text:p>
          </table:table-cell>
          <table:table-cell office:value-type="float" office:value="0.055796" calcext:value-type="float">
            <text:p>0,055796</text:p>
          </table:table-cell>
          <table:table-cell table:formula="of:=[.J16]/[.P16]" office:value-type="percentage" office:value="0.449640175082722" calcext:value-type="percentage">
            <text:p>44,96 %</text:p>
          </table:table-cell>
          <table:table-cell office:value-type="float" office:value="0.000106" calcext:value-type="float">
            <text:p>0,000106</text:p>
          </table:table-cell>
          <table:table-cell table:formula="of:=[.L16]/[.P16]" office:value-type="percentage" office:value="0.000854216405455025" calcext:value-type="percentage">
            <text:p>0,09 %</text:p>
          </table:table-cell>
          <table:table-cell office:value-type="float" office:value="0.001207" calcext:value-type="float">
            <text:p>0,001207</text:p>
          </table:table-cell>
          <table:table-cell table:formula="of:=[.N16]/[.P16]" office:value-type="percentage" office:value="0.00972678491871901" calcext:value-type="percentage">
            <text:p>0,97 %</text:p>
          </table:table-cell>
          <table:table-cell table:formula="of:=[.C16]-[.F16]" office:value-type="float" office:value="0.124090335099027" calcext:value-type="float">
            <text:p>0,12</text:p>
          </table:table-cell>
          <table:table-cell table:formula="of:=[.P16]/[.F16]" office:value-type="percentage" office:value="84.1660250086343" calcext:value-type="percentage">
            <text:p>8416,60 %</text:p>
          </table:table-cell>
          <table:table-cell table:formula="of:=[.D16]-[.F16]" office:value-type="float" office:value="0.0328316322993487" calcext:value-type="float">
            <text:p>0,03</text:p>
          </table:table-cell>
          <table:table-cell table:formula="of:=[.R16]/[.F16]" office:value-type="percentage" office:value="22.2685190025162" calcext:value-type="percentage">
            <text:p>2226,85 %</text:p>
          </table:table-cell>
          <table:table-cell table:formula="of:=[.E16]/[.C16]" office:value-type="percentage" office:value="10.9594496530353" calcext:value-type="percentage">
            <text:p>1095,94 %</text:p>
          </table:table-cell>
          <table:table-cell table:number-columns-repeated="16364"/>
        </table:table-row>
        <table:table-row table:style-name="ro2">
          <table:table-cell office:value-type="date" office:date-value="2025-04-10T18:19:37" calcext:value-type="date">
            <text:p>2025-04-10T18:19:37</text:p>
          </table:table-cell>
          <table:table-cell office:value-type="string" calcext:value-type="string">
            <text:p>swh:1:dir:2722cdca07be3b442f8b85a9c0a82a35f9fd6e09</text:p>
          </table:table-cell>
          <table:table-cell office:value-type="float" office:value="0.580717788077891" calcext:value-type="float">
            <text:p>0,580717788077891</text:p>
          </table:table-cell>
          <table:table-cell office:value-type="float" office:value="0.113056238973513" calcext:value-type="float">
            <text:p>0,113056238973513</text:p>
          </table:table-cell>
          <table:table-cell office:value-type="float" office:value="0.997249156003818" calcext:value-type="float">
            <text:p>0,997249156003818</text:p>
          </table:table-cell>
          <table:table-cell office:value-type="float" office:value="0.0203344339970499" calcext:value-type="float">
            <text:p>0,0203344339970499</text:p>
          </table:table-cell>
          <table:table-cell table:number-columns-repeated="3" office:value-type="float" office:value="77504" calcext:value-type="float">
            <text:p>77504</text:p>
          </table:table-cell>
          <table:table-cell office:value-type="float" office:value="0.046808" calcext:value-type="float">
            <text:p>0,046808</text:p>
          </table:table-cell>
          <table:table-cell table:formula="of:=[.J17]/[.P17]" office:value-type="percentage" office:value="0.0835285339208121" calcext:value-type="percentage">
            <text:p>8,35 %</text:p>
          </table:table-cell>
          <table:table-cell office:value-type="float" office:value="0.010084" calcext:value-type="float">
            <text:p>0,010084</text:p>
          </table:table-cell>
          <table:table-cell table:formula="of:=[.L17]/[.P17]" office:value-type="percentage" office:value="0.0179948243047656" calcext:value-type="percentage">
            <text:p>1,80 %</text:p>
          </table:table-cell>
          <table:table-cell office:value-type="float" office:value="0.152366" calcext:value-type="float">
            <text:p>0,152366</text:p>
          </table:table-cell>
          <table:table-cell table:formula="of:=[.N17]/[.P17]" office:value-type="percentage" office:value="0.271896013488687" calcext:value-type="percentage">
            <text:p>27,19 %</text:p>
          </table:table-cell>
          <table:table-cell table:formula="of:=[.C17]-[.F17]" office:value-type="float" office:value="0.560383354080841" calcext:value-type="float">
            <text:p>0,56</text:p>
          </table:table-cell>
          <table:table-cell table:formula="of:=[.P17]/[.F17]" office:value-type="percentage" office:value="27.5583453250845" calcext:value-type="percentage">
            <text:p>2755,83 %</text:p>
          </table:table-cell>
          <table:table-cell table:formula="of:=[.D17]-[.F17]" office:value-type="float" office:value="0.0927218049764633" calcext:value-type="float">
            <text:p>0,09</text:p>
          </table:table-cell>
          <table:table-cell table:formula="of:=[.R17]/[.F17]" office:value-type="percentage" office:value="4.55984194051898" calcext:value-type="percentage">
            <text:p>455,98 %</text:p>
          </table:table-cell>
          <table:table-cell table:formula="of:=[.E17]/[.C17]" office:value-type="percentage" office:value="1.71726986236223" calcext:value-type="percentage">
            <text:p>171,73 %</text:p>
          </table:table-cell>
          <table:table-cell table:number-columns-repeated="16364"/>
        </table:table-row>
        <table:table-row table:style-name="ro2">
          <table:table-cell office:value-type="date" office:date-value="2025-04-10T18:19:56" calcext:value-type="date">
            <text:p>2025-04-10T18:19:56</text:p>
          </table:table-cell>
          <table:table-cell office:value-type="string" calcext:value-type="string">
            <text:p>swh:1:dir:498144babd2a3dc43eed9a391131101a5e8cf3f7</text:p>
          </table:table-cell>
          <table:table-cell office:value-type="float" office:value="8.92050061607733" calcext:value-type="float">
            <text:p>8,92050061607733</text:p>
          </table:table-cell>
          <table:table-cell office:value-type="float" office:value="2.19130588904955" calcext:value-type="float">
            <text:p>2,19130588904955</text:p>
          </table:table-cell>
          <table:table-cell office:value-type="float" office:value="1.6401618339587" calcext:value-type="float">
            <text:p>1,6401618339587</text:p>
          </table:table-cell>
          <table:table-cell office:value-type="float" office:value="0.134607480838895" calcext:value-type="float">
            <text:p>0,134607480838895</text:p>
          </table:table-cell>
          <table:table-cell table:number-columns-repeated="2" office:value-type="float" office:value="325006" calcext:value-type="float">
            <text:p>325006</text:p>
          </table:table-cell>
          <table:table-cell office:value-type="float" office:value="325009" calcext:value-type="float">
            <text:p>325009</text:p>
          </table:table-cell>
          <table:table-cell office:value-type="float" office:value="3.176422" calcext:value-type="float">
            <text:p>3,176422</text:p>
          </table:table-cell>
          <table:table-cell table:formula="of:=[.J18]/[.P18]" office:value-type="percentage" office:value="0.361536607730865" calcext:value-type="percentage">
            <text:p>36,15 %</text:p>
          </table:table-cell>
          <table:table-cell office:value-type="float" office:value="0.041301" calcext:value-type="float">
            <text:p>0,041301</text:p>
          </table:table-cell>
          <table:table-cell table:formula="of:=[.L18]/[.P18]" office:value-type="percentage" office:value="0.00470083113512388" calcext:value-type="percentage">
            <text:p>0,47 %</text:p>
          </table:table-cell>
          <table:table-cell office:value-type="float" office:value="0.656158" calcext:value-type="float">
            <text:p>0,656158</text:p>
          </table:table-cell>
          <table:table-cell table:formula="of:=[.N18]/[.P18]" office:value-type="percentage" office:value="0.0746831300927487" calcext:value-type="percentage">
            <text:p>7,47 %</text:p>
          </table:table-cell>
          <table:table-cell table:formula="of:=[.C18]-[.F18]" office:value-type="float" office:value="8.78589313523844" calcext:value-type="float">
            <text:p>8,79</text:p>
          </table:table-cell>
          <table:table-cell table:formula="of:=[.P18]/[.F18]" office:value-type="percentage" office:value="65.2704669939841" calcext:value-type="percentage">
            <text:p>6527,05 %</text:p>
          </table:table-cell>
          <table:table-cell table:formula="of:=[.D18]-[.F18]" office:value-type="float" office:value="2.05669840821065" calcext:value-type="float">
            <text:p>2,06</text:p>
          </table:table-cell>
          <table:table-cell table:formula="of:=[.R18]/[.F18]" office:value-type="percentage" office:value="15.279228133481" calcext:value-type="percentage">
            <text:p>1527,92 %</text:p>
          </table:table-cell>
          <table:table-cell table:formula="of:=[.E18]/[.C18]" office:value-type="percentage" office:value="0.183864326067379" calcext:value-type="percentage">
            <text:p>18,39 %</text:p>
          </table:table-cell>
          <table:table-cell table:number-columns-repeated="16364"/>
        </table:table-row>
        <table:table-row table:style-name="ro2">
          <table:table-cell office:value-type="date" office:date-value="2025-04-10T18:20:27" calcext:value-type="date">
            <text:p>2025-04-10T18:20:27</text:p>
          </table:table-cell>
          <table:table-cell office:value-type="string" calcext:value-type="string">
            <text:p>swh:1:dir:e00f0288835c10f824e8302583075663184a244d</text:p>
          </table:table-cell>
          <table:table-cell office:value-type="float" office:value="0.441107907099649" calcext:value-type="float">
            <text:p>0,441107907099649</text:p>
          </table:table-cell>
          <table:table-cell office:value-type="float" office:value="0.0799206420779228" calcext:value-type="float">
            <text:p>0,0799206420779228</text:p>
          </table:table-cell>
          <table:table-cell office:value-type="float" office:value="1.45405634213239" calcext:value-type="float">
            <text:p>1,45405634213239</text:p>
          </table:table-cell>
          <table:table-cell office:value-type="float" office:value="0.0131910741329193" calcext:value-type="float">
            <text:p>0,0131910741329193</text:p>
          </table:table-cell>
          <table:table-cell table:number-columns-repeated="3" office:value-type="float" office:value="46586" calcext:value-type="float">
            <text:p>46586</text:p>
          </table:table-cell>
          <table:table-cell office:value-type="float" office:value="0.038821" calcext:value-type="float">
            <text:p>0,038821</text:p>
          </table:table-cell>
          <table:table-cell table:formula="of:=[.J19]/[.P19]" office:value-type="percentage" office:value="0.0907208995048304" calcext:value-type="percentage">
            <text:p>9,07 %</text:p>
          </table:table-cell>
          <table:table-cell office:value-type="float" office:value="0.007452" calcext:value-type="float">
            <text:p>0,007452</text:p>
          </table:table-cell>
          <table:table-cell table:formula="of:=[.L19]/[.P19]" office:value-type="percentage" office:value="0.0174145988797299" calcext:value-type="percentage">
            <text:p>1,74 %</text:p>
          </table:table-cell>
          <table:table-cell office:value-type="float" office:value="0.120242" calcext:value-type="float">
            <text:p>0,120242</text:p>
          </table:table-cell>
          <table:table-cell table:formula="of:=[.N19]/[.P19]" office:value-type="percentage" office:value="0.280993853797167" calcext:value-type="percentage">
            <text:p>28,10 %</text:p>
          </table:table-cell>
          <table:table-cell table:formula="of:=[.C19]-[.F19]" office:value-type="float" office:value="0.42791683296673" calcext:value-type="float">
            <text:p>0,43</text:p>
          </table:table-cell>
          <table:table-cell table:formula="of:=[.P19]/[.F19]" office:value-type="percentage" office:value="32.4398778033422" calcext:value-type="percentage">
            <text:p>3243,99 %</text:p>
          </table:table-cell>
          <table:table-cell table:formula="of:=[.D19]-[.F19]" office:value-type="float" office:value="0.0667295679450035" calcext:value-type="float">
            <text:p>0,07</text:p>
          </table:table-cell>
          <table:table-cell table:formula="of:=[.R19]/[.F19]" office:value-type="percentage" office:value="5.05869099609371" calcext:value-type="percentage">
            <text:p>505,87 %</text:p>
          </table:table-cell>
          <table:table-cell table:formula="of:=[.E19]/[.C19]" office:value-type="percentage" office:value="3.29637333343904" calcext:value-type="percentage">
            <text:p>329,64 %</text:p>
          </table:table-cell>
          <table:table-cell table:number-columns-repeated="16364"/>
        </table:table-row>
        <table:table-row table:style-name="ro2">
          <table:table-cell office:value-type="date" office:date-value="2025-04-10T18:20:36" calcext:value-type="date">
            <text:p>2025-04-10T18:20:36</text:p>
          </table:table-cell>
          <table:table-cell office:value-type="string" calcext:value-type="string">
            <text:p>swh:1:dir:04cd809f3058671162b4e2604b8dda034cbf52c3</text:p>
          </table:table-cell>
          <table:table-cell office:value-type="float" office:value="0.339433872839436" calcext:value-type="float">
            <text:p>0,339433872839436</text:p>
          </table:table-cell>
          <table:table-cell office:value-type="float" office:value="0.0588558060117066" calcext:value-type="float">
            <text:p>0,0588558060117066</text:p>
          </table:table-cell>
          <table:table-cell office:value-type="float" office:value="1.52144696493633" calcext:value-type="float">
            <text:p>1,52144696493633</text:p>
          </table:table-cell>
          <table:table-cell office:value-type="float" office:value="0.0102883859071881" calcext:value-type="float">
            <text:p>0,0102883859071881</text:p>
          </table:table-cell>
          <table:table-cell table:number-columns-repeated="3" office:value-type="float" office:value="34293" calcext:value-type="float">
            <text:p>34293</text:p>
          </table:table-cell>
          <table:table-cell office:value-type="float" office:value="0.030668" calcext:value-type="float">
            <text:p>0,030668</text:p>
          </table:table-cell>
          <table:table-cell table:formula="of:=[.J20]/[.P20]" office:value-type="percentage" office:value="0.0931746027747079" calcext:value-type="percentage">
            <text:p>9,32 %</text:p>
          </table:table-cell>
          <table:table-cell office:value-type="float" office:value="0.005675" calcext:value-type="float">
            <text:p>0,005675</text:p>
          </table:table-cell>
          <table:table-cell table:formula="of:=[.L20]/[.P20]" office:value-type="percentage" office:value="0.0172416157149624" calcext:value-type="percentage">
            <text:p>1,72 %</text:p>
          </table:table-cell>
          <table:table-cell office:value-type="float" office:value="0.07148" calcext:value-type="float">
            <text:p>0,07148</text:p>
          </table:table-cell>
          <table:table-cell table:formula="of:=[.N20]/[.P20]" office:value-type="percentage" office:value="0.217168403754275" calcext:value-type="percentage">
            <text:p>21,72 %</text:p>
          </table:table-cell>
          <table:table-cell table:formula="of:=[.C20]-[.F20]" office:value-type="float" office:value="0.329145486932248" calcext:value-type="float">
            <text:p>0,33</text:p>
          </table:table-cell>
          <table:table-cell table:formula="of:=[.P20]/[.F20]" office:value-type="percentage" office:value="31.9919460546564" calcext:value-type="percentage">
            <text:p>3199,19 %</text:p>
          </table:table-cell>
          <table:table-cell table:formula="of:=[.D20]-[.F20]" office:value-type="float" office:value="0.0485674201045185" calcext:value-type="float">
            <text:p>0,05</text:p>
          </table:table-cell>
          <table:table-cell table:formula="of:=[.R20]/[.F20]" office:value-type="percentage" office:value="4.72060637525139" calcext:value-type="percentage">
            <text:p>472,06 %</text:p>
          </table:table-cell>
          <table:table-cell table:formula="of:=[.E20]/[.C20]" office:value-type="percentage" office:value="4.48230741442834" calcext:value-type="percentage">
            <text:p>448,23 %</text:p>
          </table:table-cell>
          <table:table-cell table:number-columns-repeated="16364"/>
        </table:table-row>
        <table:table-row table:style-name="ro2">
          <table:table-cell office:value-type="date" office:date-value="2025-04-10T18:21:28" calcext:value-type="date">
            <text:p>2025-04-10T18:21:28</text:p>
          </table:table-cell>
          <table:table-cell office:value-type="string" calcext:value-type="string">
            <text:p>swh:1:dir:131a6f5a7b82f905dec873df980d3bd2fe1e0a8d</text:p>
          </table:table-cell>
          <table:table-cell office:value-type="float" office:value="16.5243253160734" calcext:value-type="float">
            <text:p>16,5243253160734</text:p>
          </table:table-cell>
          <table:table-cell office:value-type="float" office:value="4.28602889413014" calcext:value-type="float">
            <text:p>4,28602889413014</text:p>
          </table:table-cell>
          <table:table-cell office:value-type="float" office:value="2.37065603304654" calcext:value-type="float">
            <text:p>2,37065603304654</text:p>
          </table:table-cell>
          <table:table-cell office:value-type="float" office:value="0.336113246856257" calcext:value-type="float">
            <text:p>0,336113246856257</text:p>
          </table:table-cell>
          <table:table-cell table:number-columns-repeated="2" office:value-type="float" office:value="1477767" calcext:value-type="float">
            <text:p>1477767</text:p>
          </table:table-cell>
          <table:table-cell office:value-type="float" office:value="1478601" calcext:value-type="float">
            <text:p>1478601</text:p>
          </table:table-cell>
          <table:table-cell office:value-type="float" office:value="5.064843" calcext:value-type="float">
            <text:p>5,064843</text:p>
          </table:table-cell>
          <table:table-cell table:formula="of:=[.J21]/[.P21]" office:value-type="percentage" office:value="0.312872291167418" calcext:value-type="percentage">
            <text:p>31,29 %</text:p>
          </table:table-cell>
          <table:table-cell office:value-type="float" office:value="0.074747" calcext:value-type="float">
            <text:p>0,074747</text:p>
          </table:table-cell>
          <table:table-cell table:formula="of:=[.L21]/[.P21]" office:value-type="percentage" office:value="0.00461737217676658" calcext:value-type="percentage">
            <text:p>0,46 %</text:p>
          </table:table-cell>
          <table:table-cell office:value-type="float" office:value="1.629254" calcext:value-type="float">
            <text:p>1,629254</text:p>
          </table:table-cell>
          <table:table-cell table:formula="of:=[.N21]/[.P21]" office:value-type="percentage" office:value="0.100644468520284" calcext:value-type="percentage">
            <text:p>10,06 %</text:p>
          </table:table-cell>
          <table:table-cell table:formula="of:=[.C21]-[.F21]" office:value-type="float" office:value="16.1882120692171" calcext:value-type="float">
            <text:p>16,19</text:p>
          </table:table-cell>
          <table:table-cell table:formula="of:=[.P21]/[.F21]" office:value-type="percentage" office:value="48.1629695366937" calcext:value-type="percentage">
            <text:p>4816,30 %</text:p>
          </table:table-cell>
          <table:table-cell table:formula="of:=[.D21]-[.F21]" office:value-type="float" office:value="3.94991564727388" calcext:value-type="float">
            <text:p>3,95</text:p>
          </table:table-cell>
          <table:table-cell table:formula="of:=[.R21]/[.F21]" office:value-type="percentage" office:value="11.7517404750284" calcext:value-type="percentage">
            <text:p>1175,17 %</text:p>
          </table:table-cell>
          <table:table-cell table:formula="of:=[.E21]/[.C21]" office:value-type="percentage" office:value="0.143464618839268" calcext:value-type="percentage">
            <text:p>14,35 %</text:p>
          </table:table-cell>
          <table:table-cell table:number-columns-repeated="16364"/>
        </table:table-row>
        <table:table-row table:style-name="ro2">
          <table:table-cell office:value-type="date" office:date-value="2025-04-10T18:21:59" calcext:value-type="date">
            <text:p>2025-04-10T18:21:59</text:p>
          </table:table-cell>
          <table:table-cell office:value-type="string" calcext:value-type="string">
            <text:p>swh:1:dir:df80501e14610228c8fd9722d059509f4e8bb499</text:p>
          </table:table-cell>
          <table:table-cell office:value-type="float" office:value="1.6105155099649" calcext:value-type="float">
            <text:p>1,6105155099649</text:p>
          </table:table-cell>
          <table:table-cell office:value-type="float" office:value="0.293141407892108" calcext:value-type="float">
            <text:p>0,293141407892108</text:p>
          </table:table-cell>
          <table:table-cell office:value-type="float" office:value="1.19442955893464" calcext:value-type="float">
            <text:p>1,19442955893464</text:p>
          </table:table-cell>
          <table:table-cell office:value-type="float" office:value="0.0762949860654771" calcext:value-type="float">
            <text:p>0,0762949860654771</text:p>
          </table:table-cell>
          <table:table-cell table:number-columns-repeated="2" office:value-type="float" office:value="203298" calcext:value-type="float">
            <text:p>203298</text:p>
          </table:table-cell>
          <table:table-cell office:value-type="float" office:value="203335" calcext:value-type="float">
            <text:p>203335</text:p>
          </table:table-cell>
          <table:table-cell office:value-type="float" office:value="0.350675" calcext:value-type="float">
            <text:p>0,350675</text:p>
          </table:table-cell>
          <table:table-cell table:formula="of:=[.J22]/[.P22]" office:value-type="percentage" office:value="0.22856883644648" calcext:value-type="percentage">
            <text:p>22,86 %</text:p>
          </table:table-cell>
          <table:table-cell office:value-type="float" office:value="0.015867" calcext:value-type="float">
            <text:p>0,015867</text:p>
          </table:table-cell>
          <table:table-cell table:formula="of:=[.L22]/[.P22]" office:value-type="percentage" office:value="0.0103420595363123" calcext:value-type="percentage">
            <text:p>1,03 %</text:p>
          </table:table-cell>
          <table:table-cell office:value-type="float" office:value="0.320926" calcext:value-type="float">
            <text:p>0,320926</text:p>
          </table:table-cell>
          <table:table-cell table:formula="of:=[.N22]/[.P22]" office:value-type="percentage" office:value="0.209178533985665" calcext:value-type="percentage">
            <text:p>20,92 %</text:p>
          </table:table-cell>
          <table:table-cell table:formula="of:=[.C22]-[.F22]" office:value-type="float" office:value="1.53422052389942" calcext:value-type="float">
            <text:p>1,53</text:p>
          </table:table-cell>
          <table:table-cell table:formula="of:=[.P22]/[.F22]" office:value-type="percentage" office:value="20.1090609359668" calcext:value-type="percentage">
            <text:p>2010,91 %</text:p>
          </table:table-cell>
          <table:table-cell table:formula="of:=[.D22]-[.F22]" office:value-type="float" office:value="0.216846421826631" calcext:value-type="float">
            <text:p>0,22</text:p>
          </table:table-cell>
          <table:table-cell table:formula="of:=[.R22]/[.F22]" office:value-type="percentage" office:value="2.84221064855469" calcext:value-type="percentage">
            <text:p>284,22 %</text:p>
          </table:table-cell>
          <table:table-cell table:formula="of:=[.E22]/[.C22]" office:value-type="percentage" office:value="0.741644244680805" calcext:value-type="percentage">
            <text:p>74,16 %</text:p>
          </table:table-cell>
          <table:table-cell table:number-columns-repeated="16364"/>
        </table:table-row>
        <table:table-row table:style-name="ro2" table:number-rows-repeated="4">
          <table:table-cell table:style-name="Default"/>
          <table:table-cell table:number-columns-repeated="9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6364"/>
        </table:table-row>
        <table:table-row table:style-name="ro2">
          <table:table-cell table:style-name="Default"/>
          <table:table-cell table:number-columns-repeated="4"/>
          <table:table-cell table:formula="of:=AVERAGE([.F2:.F22])" office:value-type="float" office:value="0.0496517702205373" calcext:value-type="float">
            <text:p>0,0496517702205373</text:p>
          </table:table-cell>
          <table:table-cell table:number-columns-repeated="4"/>
          <table:table-cell table:formula="of:=AVERAGE([.K2:.K22])" office:value-type="percentage" office:value="0.310943526895597" calcext:value-type="percentage">
            <text:p>31,09 %</text:p>
          </table:table-cell>
          <table:table-cell table:style-name="ce4"/>
          <table:table-cell table:formula="of:=AVERAGE([.M2:.M22])" office:value-type="percentage" office:value="0.0143740947136968" calcext:value-type="percentage">
            <text:p>1,44 %</text:p>
          </table:table-cell>
          <table:table-cell table:style-name="ce4"/>
          <table:table-cell table:formula="of:=AVERAGE([.O2:.O22])" office:value-type="percentage" office:value="0.135898132024631" calcext:value-type="percentage">
            <text:p>13,59 %</text:p>
          </table:table-cell>
          <table:table-cell table:style-name="ce4"/>
          <table:table-cell table:formula="of:=AVERAGE([.Q2:.Q22])" office:value-type="percentage" office:value="53.1620479123508" calcext:value-type="percentage">
            <text:p>5316,20 %</text:p>
          </table:table-cell>
          <table:table-cell table:style-name="ce4"/>
          <table:table-cell table:formula="of:=AVERAGE([.S2:.S22])" office:value-type="percentage" office:value="10.2132244931947" calcext:value-type="percentage">
            <text:p>1021,32 %</text:p>
          </table:table-cell>
          <table:table-cell table:formula="of:=AVERAGE([.T2:.T22])" office:value-type="percentage" office:value="4.24860439071922" calcext:value-type="percentage">
            <text:p>424,86 %</text:p>
          </table:table-cell>
          <table:table-cell table:number-columns-repeated="16364"/>
        </table:table-row>
        <table:table-row table:style-name="ro2">
          <table:table-cell table:style-name="Default"/>
          <table:table-cell table:number-columns-repeated="9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fuse is 50 times slower</text:p>
          </table:table-cell>
          <table:table-cell table:style-name="Default" table:number-columns-repeated="2"/>
          <table:table-cell table:style-name="Default" office:value-type="string" calcext:value-type="string">
            <text:p>when cold, FUSE is still 4x faster than downloading from vault !</text:p>
          </table:table-cell>
          <table:table-cell table:number-columns-repeated="16364"/>
        </table:table-row>
        <table:table-row table:style-name="ro2">
          <table:table-cell table:style-name="Default"/>
          <table:table-cell table:number-columns-repeated="9"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fuse is 10 times slower than local</text:p>
          </table:table-cell>
          <table:table-cell table:style-name="Default"/>
          <table:table-cell table:number-columns-repeated="163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3" number:min-decimal-places="13" number:min-integer-digits="1"/>
    </number:number-style>
    <number:number-style style:name="N115">
      <number:number number:decimal-places="12" number:min-decimal-places="12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7">
      <number:number number:decimal-places="10" number:min-decimal-places="10" number:min-integer-digits="1"/>
    </number:number-style>
    <number:number-style style:name="N118">
      <number:number number:decimal-places="9" number:min-decimal-places="9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20">
      <number:number number:decimal-places="7" number:min-decimal-places="7" number:min-integer-digits="1"/>
    </number:number-style>
    <number:number-style style:name="N121">
      <number:number number:decimal-places="6" number:min-decimal-places="6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4">00/00/0000</text:date>, <text:time style:data-style-name="N2" text:time-value="17:17:30.1908715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14T17:46:46.808603079</dc:date>
    <meta:editing-duration>PT4H40M6S</meta:editing-duration>
    <meta:editing-cycles>4</meta:editing-cycles>
    <meta:generator>LibreOffice/24.2.7.2$Linux_X86_64 LibreOffice_project/420$Build-2</meta:generator>
    <meta:document-statistic meta:table-count="1" meta:cell-count="448" meta:object-count="0"/>
  </office:meta>
</office:document-meta>
</file>